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7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19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0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1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22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23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24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25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26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27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30cb12" officeooo:paragraph-rsid="0030cb12" fo:background-color="#ffffff" style:font-size-asian="10pt" style:font-size-complex="10pt"/>
    </style:style>
    <style:style style:name="P28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29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T1" style:family="text">
      <style:text-properties fo:color="#222222" fo:background-color="#ffffff"/>
    </style:style>
    <style:style style:name="T2" style:family="text">
      <style:text-properties fo:color="#222222" fo:font-weight="bold" fo:background-color="#ffffff" style:font-weight-asian="bold" style:font-weight-complex="bold"/>
    </style:style>
    <style:style style:name="T3" style:family="text">
      <style:text-properties fo:color="#222222" style:font-name="Courier New" fo:font-weight="bold" fo:background-color="#ffffff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style:font-name-asian="Courier New" style:font-name-complex="Courier New"/>
    </style:style>
    <style:style style:name="T5" style:family="text">
      <style:text-properties fo:color="#222222" fo:font-size="10pt" fo:background-color="#ffffff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2f2d56" style:font-weight-asian="bold" style:font-weight-complex="bold"/>
    </style:style>
    <style:style style:name="T9" style:family="text">
      <style:text-properties fo:font-weight="bold" officeooo:rsid="0030cb12" style:font-weight-asian="bold" style:font-weight-complex="bold"/>
    </style:style>
    <style:style style:name="T10" style:family="text">
      <style:text-properties fo:color="#000000"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color="#000000" style:text-line-through-styl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2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3" style:family="text">
      <style:text-properties officeooo:rsid="000c7a5c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officeooo:rsid="001381e8"/>
    </style:style>
    <style:style style:name="T16" style:family="text">
      <style:text-properties style:font-name="DejaVu Sans Mono"/>
    </style:style>
    <style:style style:name="T17" style:family="text">
      <style:text-properties style:font-name="DejaVu Sans Mono" officeooo:rsid="001381e8"/>
    </style:style>
    <style:style style:name="T18" style:family="text">
      <style:text-properties style:font-name="DejaVu Sans Mono" officeooo:rsid="00157df8"/>
    </style:style>
    <style:style style:name="T19" style:family="text">
      <style:text-properties style:font-name="DejaVu Sans Mono" style:font-weight-asian="normal" style:font-weight-complex="normal"/>
    </style:style>
    <style:style style:name="T20" style:family="text">
      <style:text-properties style:font-name="DejaVu Sans Mono" officeooo:rsid="002113d4" style:font-weight-asian="normal" style:font-weight-complex="normal"/>
    </style:style>
    <style:style style:name="T21" style:family="text">
      <style:text-properties officeooo:rsid="00157df8"/>
    </style:style>
    <style:style style:name="T22" style:family="text">
      <style:text-properties officeooo:rsid="001b0c4d"/>
    </style:style>
    <style:style style:name="T23" style:family="text">
      <style:text-properties officeooo:rsid="001bfa83"/>
    </style:style>
    <style:style style:name="T24" style:family="text">
      <style:text-properties officeooo:rsid="001d9be8"/>
    </style:style>
    <style:style style:name="T25" style:family="text">
      <style:text-properties officeooo:rsid="001f9123"/>
    </style:style>
    <style:style style:name="T26" style:family="text">
      <style:text-properties style:font-weight-asian="normal" style:font-weight-complex="normal"/>
    </style:style>
    <style:style style:name="T27" style:family="text">
      <style:text-properties officeooo:rsid="002113d4" style:font-weight-asian="normal" style:font-weight-complex="normal"/>
    </style:style>
    <style:style style:name="T28" style:family="text">
      <style:text-properties officeooo:rsid="00224597" style:font-weight-asian="normal" style:font-weight-complex="normal"/>
    </style:style>
    <style:style style:name="T29" style:family="text">
      <style:text-properties officeooo:rsid="002f2d56" style:font-weight-asian="normal" style:font-weight-complex="normal"/>
    </style:style>
    <style:style style:name="T30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31" style:family="text">
      <style:text-properties style:font-style-asian="normal" style:font-style-complex="normal"/>
    </style:style>
    <style:style style:name="T32" style:family="text">
      <style:text-properties officeooo:rsid="00264836"/>
    </style:style>
    <style:style style:name="T33" style:family="text">
      <style:text-properties officeooo:rsid="0027dd28"/>
    </style:style>
    <style:style style:name="T34" style:family="text">
      <style:text-properties officeooo:rsid="0029bcb0"/>
    </style:style>
    <style:style style:name="T35" style:family="text">
      <style:text-properties style:font-name="DejaVu Sans"/>
    </style:style>
    <style:style style:name="T36" style:family="text">
      <style:text-properties officeooo:rsid="002d30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6493210299247824804" text:style-name="LS1">
        <text:list-item>
          <text:p text:style-name="P6">If no errors hide *Flycheck errors* <text:span text:style-name="T25">buffer</text:span></text:p>
        </text:list-item>
        <text:list-item>
          <text:p text:style-name="P7"><text:span text:style-name="T24">S</text:span>ave should restart <text:span text:style-name="T22">current compilation </text:span>(<text:span text:style-name="T23">potentially </text:span>kill<text:span text:style-name="T23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5">Genera<text:span text:style-name="T13">l</text:span> TODOS</text:p>
      <text:list xml:id="list144730902516628" text:continue-numbering="true" text:style-name="LS1">
        <text:list-item>
          <text:p text:style-name="P13">Add check<text:span text:style-name="T34">s</text:span> for unused returns in strictly pure functional calls in dmd <text:span text:style-name="T34">(either by default or when warnings are activated)</text:span>. Is there a property to check for this in dmd.?</text:p>
        </text:list-item>
        <text:list-item>
          <text:p text:style-name="P29"><text:span text:style-name="T29">Behaviour of </text:span><text:span text:style-name="T6">class_name?.</text:span><text:span text:style-name="T9">member</text:span>:</text:p>
        </text:list-item>
        <text:list-item>
          <text:p text:style-name="P25"><text:span text:style-name="T7">null</text:span><text:span text:style-name="T36"> or </text:span><text:span text:style-name="T7">member.init</text:span><text:span text:style-name="T36">?</text:span></text:p>
        </text:list-item>
        <text:list-item>
          <text:p text:style-name="P25"><text:span text:style-name="T36">When </text:span><text:span text:style-name="T7">class_name</text:span><text:span text:style-name="T36"> is </text:span><text:span text:style-name="T7">null</text:span><text:span text:style-name="T36">?</text:span></text:p>
        </text:list-item>
        <text:list-item>
          <text:p text:style-name="P26"><text:span text:style-name="T6">Just</text:span>, <text:span text:style-name="T6">maybe</text:span></text:p>
        </text:list-item>
        <text:list-item>
          <text:p text:style-name="P27"><text:span text:style-name="T6">@nullable</text:span></text:p>
        </text:list-item>
        <text:list-item>
          <text:p text:style-name="P11">Elisp-Style Operators Logical or: Use Operator <text:span text:style-name="T6">??</text:span></text:p>
        </text:list-item>
        <text:list-item>
          <text:p text:style-name="P8"><text:span text:style-name="T35">Units: </text:span><text:line-break/><text:span text:style-name="T33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32">https://github.com/klickverbot/phobos/blob/units/std/units.d</text:span></text:a><text:span text:style-name="T32"><text:line-break/>http://forum.dlang.org/thread/ifo2m5$19ru$1@digitalmars.com</text:span></text:p>
        </text:list-item>
        <text:list-item>
          <text:p text:style-name="P9">Implement “<text:span text:style-name="T31">get context at point in file”</text:span> in DMD similar to what libclang does.</text:p>
        </text:list-item>
        <text:list-item>
          <text:p text:style-name="P10"><text:span text:style-name="T15">A</text:span>dd function qualifier attribute <text:span text:style-name="T19">@portable</text:span><text:span text:style-name="T20"> </text:span><text:span text:style-name="T27">ensuring that fundamental </text:span><text:span text:style-name="T30">behaviour </text:span><text:span text:style-name="T27">will be portable across different target platforms. For example function doesn't use</text:span></text:p>
        </text:list-item>
        <text:list-item>
          <text:p text:style-name="P23">range and pointer casts from bytes to shorts etc.</text:p>
        </text:list-item>
        <text:list-item>
          <text:p text:style-name="P24"><text:span text:style-name="T27">u</text:span><text:span text:style-name="T26">nions </text:span><text:span text:style-name="T28">with</text:span></text:p>
        </text:list-item>
        <text:list-item>
          <text:p text:style-name="P14"><text:span text:style-name="T17">std.algorithm.</text:span><text:span text:style-name="T16">reduce</text:span> should guess its unit argument based on fun <text:span text:style-name="T21">and </text:span><text:span text:style-name="T18">CommonType</text:span><text:span text:style-name="T21"> of input arguments according</text:span>:</text:p>
        </text:list-item>
        <text:list-item>
          <text:p text:style-name="P28">+, -: 0</text:p>
        </text:list-item>
        <text:list-item>
          <text:p text:style-name="P28">*: 1</text:p>
        </text:list-item>
        <text:list-item>
          <text:p text:style-name="P15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16">Stack-trace for failed unittests or debuggable</text:p>
        </text:list-item>
        <text:list-item>
          <text:p text:style-name="P18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3160972083454395658" text:style-name="LS2">
        <text:list-item>
          <text:p text:style-name="P19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19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19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19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17">Improve compiler context feedback for incorrect code in mixins</text:p>
        </text:list-item>
        <text:list-item>
          <text:p text:style-name="P22"><text:soft-page-break/><text:span text:style-name="T5">Make "Foreach Restrictions" at </text:span><text:a xlink:type="simple" xlink:href="http://dlang.org/statement.html"><text:span text:style-name="T14">http</text:span></text:a><text:a xlink:type="simple" xlink:href="http://dlang.org/statement.html"><text:span text:style-name="T14">://</text:span></text:a><text:a xlink:type="simple" xlink:href="http://dlang.org/statement.html"><text:span text:style-name="T14">dlang</text:span></text:a><text:a xlink:type="simple" xlink:href="http://dlang.org/statement.html"><text:span text:style-name="T14">.</text:span></text:a><text:a xlink:type="simple" xlink:href="http://dlang.org/statement.html"><text:span text:style-name="T14">org</text:span></text:a><text:a xlink:type="simple" xlink:href="http://dlang.org/statement.html"><text:span text:style-name="T14">/</text:span></text:a><text:a xlink:type="simple" xlink:href="http://dlang.org/statement.html"><text:span text:style-name="T14">statement</text:span></text:a><text:a xlink:type="simple" xlink:href="http://dlang.org/statement.html"><text:span text:style-name="T14">.</text:span></text:a><text:a xlink:type="simple" xlink:href="http://dlang.org/statement.html"><text:span text:style-name="T14">html</text:span></text:a><text:span text:style-name="T5"> error in compiler </text:span></text:p>
        </text:list-item>
        <text:list-item>
          <text:p text:style-name="P19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19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17">When Comparing Constants String-literals warn about duplicates</text:p>
          <text:list>
            <text:list-item>
              <text:p text:style-name="P17">if-else-if conditions and</text:p>
            </text:list-item>
            <text:list-item>
              <text:p text:style-name="P17">switch cases</text:p>
            </text:list-item>
          </text:list>
        </text:list-item>
        <text:list-item>
          <text:p text:style-name="P19">Error About <text:span text:style-name="T6">Duplicate Conditions</text:span> if-else-if-chains or switchs. May require CTFE.</text:p>
        </text:list-item>
        <text:list-item>
          <text:p text:style-name="P19">Builtin Memoization of Code Generation and Evaluation of Unit Tests and Perhaps Also pure functions (<text:span text:style-name="T6">Killer App!</text:span>)</text:p>
        </text:list-item>
        <text:list-item>
          <text:p text:style-name="P19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1">ptrdiff_t d =</text:span><text:span text:style-name="T10"> </text:span><text:span text:style-name="T11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19"><text:span text:style-name="T6">Persistent CTFE Memoization</text:span>: Requires Compiler + Source Code Hashing</text:p>
          <text:list>
            <text:list-item>
              <text:p text:style-name="P19">Compiler Caching</text:p>
            </text:list-item>
            <text:list-item>
              <text:p text:style-name="P19">Could be shared of Network</text:p>
            </text:list-item>
            <text:list-item>
              <text:p text:style-name="P19">Write them on disk so user can see result of CTFE</text:p>
            </text:list-item>
            <text:list-item>
              <text:p text:style-name="P19">Extend <text:span text:style-name="T12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3501164534938139832" text:style-name="LS3">
        <text:list-item>
          <text:p text:style-name="P20">Highlight <text:span text:style-name="T6">DDoc</text:span> Comment Tags and Sections in Emacs for example</text:p>
          <text:list>
            <text:list-item>
              <text:p text:style-name="P20">$(D alpha)</text:p>
            </text:list-item>
            <text:list-item>
              <text:p text:style-name="P20">Returns: </text:p>
            </text:list-item>
          </text:list>
        </text:list-item>
        <text:list-item>
          <text:p text:style-name="P20">And Overloads for single character operations on text markings</text:p>
          <text:list>
            <text:list-item>
              <text:p text:style-name="P20">b: Bold</text:p>
            </text:list-item>
            <text:list-item>
              <text:p text:style-name="P20">i: Italic</text:p>
            </text:list-item>
            <text:list-item>
              <text:p text:style-name="P20">p: Parameter</text:p>
            </text:list-item>
            <text:list-item>
              <text:p text:style-name="P20">etc</text:p>
            </text:list-item>
          </text:list>
        </text:list-item>
        <text:list-item>
          <text:p text:style-name="P20"><text:span text:style-name="T12">assert</text:span> and <text:span text:style-name="T12">enforce</text:span> should either capture arguments and their values (say a and b) of expressions (say a == b) and print their string values along with their values as C++ does with expression templates. Maybe we could use lazy here.</text:p>
        </text:list-item>
        <text:list-item>
          <text:p text:style-name="P20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20">IDEs such as Eclipse DDT should understand how mixins are expanded and make these <text:span text:style-name="T6">expandable</text:span> in the editor</text:p>
        </text:list-item>
        <text:list-item>
          <text:p text:style-name="P20">Warn about unused returns in pure function calls</text:p>
        </text:list-item>
        <text:list-item>
          <text:p text:style-name="P20"><text:span text:style-name="T1">/home/per/Work/cognia/bound.d(74): Error: variable Exceptional cannot be read at compile time<text:line-break/>/home/per/Work/cognia/bound.d(74): <text:s text:c="7"/>while looking for match for Bound!(int, -2147483648, </text:span><text:soft-page-break/><text:span text:style-name="T1">2147483647, Exceptional)<text:line-break/></text:span><text:span text:style-name="T2">You need to declare it as immutable.</text:span></text:p>
        </text:list-item>
      </text:list>
      <text:list xml:id="list3603756673459762820" text:style-name="LS4">
        <text:list-item>
          <text:p text:style-name="P21">Compiler should</text:p>
          <text:list>
            <text:list-item>
              <text:p text:style-name="P21">Warn about unused imports like Ada for example. This should be easy to fix.</text:p>
            </text:list-item>
            <text:list-item>
              <text:p text:style-name="P21">Explain why template instantiations with concept requirements doesn’t fullfil their needs:</text:p>
              <text:list>
                <text:list-item>
                  <text:p text:style-name="P21">For example for <text:span text:style-name="T12">opIndex</text:span> and length needs to be implemented for functions that operate <text:span text:style-name="T12">RandomAccessRanges</text:span> for example retro.</text:p>
                </text:list-item>
                <text:list-item>
                  <text:p text:style-name="P21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meta:initial-creator/>
    <dc:creator>Per Nordlöw</dc:creator>
    <meta:editing-cycles>39</meta:editing-cycles>
    <dc:date>2014-03-03T14:47:30.161662408</dc:date>
    <meta:editing-duration>PT4H16M12S</meta:editing-duration>
    <meta:document-statistic meta:table-count="1" meta:image-count="0" meta:object-count="0" meta:page-count="3" meta:paragraph-count="69" meta:word-count="760" meta:character-count="5057" meta:non-whitespace-character-count="4409"/>
  </office:meta>
</office:document-meta>
</file>